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h text:style-name="Heading_20_1" text:outline-level="1"><text:bookmark-start text:name="nick-mazurkin-software-engineer-team-lead-staff-engineer"/>Nick Mazurkin — Software Engineer, Team Lead, Staff Engineer<text:bookmark-end text:name="nick-mazurkin-software-engineer-team-lead-staff-engineer"/></text:h>
      <text:p text:style-name="First_20_paragraph"><text:span text:style-name="T1">New York City, USA</text:span>, greencard, <text:a xlink:type="simple" xlink:href="tel:+13477203170" office:name=""><text:span text:style-name="Definition">+13477203170</text:span></text:a>, <text:a xlink:type="simple" xlink:href="mailto:career@mazurk.in" office:name=""><text:span text:style-name="Definition">career@mazurk.in</text:span></text:a>, <text:a xlink:type="simple" xlink:href="https://www.linkedin.com/in/mazurkin/" office:name=""><text:span text:style-name="Definition">LinkedIn</text:span></text:a>, <text:a xlink:type="simple" xlink:href="https://github.com/mazurkin/" office:name=""><text:span text:style-name="Definition">GitHub</text:span></text:a>, <text:a xlink:type="simple" xlink:href="https://mazurk.in/#resume" office:name=""><text:span text:style-name="Definition">Resume</text:span></text:a></text:p>
      <text:p text:style-name="Text_20_body"><text:span text:style-name="T1">Java</text:span>, <text:span text:style-name="T1">Python</text:span>, <text:span text:style-name="T1">Web</text:span>, <text:span text:style-name="T1">DB</text:span>, <text:span text:style-name="T1">No-SQL</text:span>, <text:span text:style-name="T1">Linux</text:span>, <text:span text:style-name="T1">ML</text:span>, <text:span text:style-name="T1">AI</text:span>, <text:span text:style-name="T1">Cloud</text:span>, <text:span text:style-name="T1">K8S</text:span></text:p>
      <text:p text:style-name="Text_20_body">Software development professional with years of experience crafting web applications and backend services using Java and Python. I am skilled in search and machine learning technologies, web technologies, application architecture, database design, and Linux system administration.</text:p>
      <text:h text:style-name="Heading_20_1" text:outline-level="1"><text:bookmark-start text:name="experience"/>Experience<text:bookmark-end text:name="experience"/></text:h>
      <text:h text:style-name="Heading_20_2" text:outline-level="2"><text:bookmark-start text:name="pulsepoint-new-york-usa"/>PulsePoint, New York, USA<text:bookmark-end text:name="pulsepoint-new-york-usa"/></text:h>
      <text:p text:style-name="First_20_paragraph"><text:a xlink:type="simple" xlink:href="https://www.pulsepoint.com/" office:name=""><text:span text:style-name="Definition">PulsePoint.com</text:span></text:a>, AdTech, OpenRTB Exchange, DSP, DMP</text:p>
      <text:p text:style-name="Text_20_body">Java · Spring Framework · Project Reactor · Lucene · JUnit · Jetty · Netty · Disruptor · Ant · Maven · Linux · Kubernetes · Docker · Graphite · Graphana · Kibana · Prometheus · Git · Python · Jupyter · Jupyter · NumPy · Scikit-Learn · Luigi · ETL Redis · Cassandra · Hive · No-SQL · Presto · Vertica · AWS S3 · AWS EC · AWS SageMaker · Google Cloud BigQuery · Google Cloud Storage · Algorithms · Algorithm Design · Data Structures · Machine Learning Algorithms · Real-Time Bidding (RTB) · Multi-Threading · Concurrency</text:p>
      <text:h text:style-name="Heading_20_3" text:outline-level="3"><text:bookmark-start text:name="director-data-science-and-engineering-team-apr-2020-present"/>Director, Data Science and Engineering team (Apr 2020 — present)<text:bookmark-end text:name="director-data-science-and-engineering-team-apr-2020-present"/></text:h>
      <text:p text:style-name="First_20_paragraph">Led a team of 6 data scientists and 3 Java/Python engineers (DSE) working across 5 time zones, responsible for planning, performance tracking, coordination, and agile management. Proven ability to lead and mentor teams, manage projects, and deliver results on time and within budget.</text:p>
      <text:list text:style-name="L1">
        <text:list-item>
          <text:p text:style-name="P1">Successfully delivered 3 new internal services and 5 new ML models as a team leader.</text:p>
        </text:list-item>
        <text:list-item>
          <text:p text:style-name="P1">Successfully completed 20 quarterly plans with the team in research, development, and deployment.</text:p>
        </text:list-item>
        <text:list-item>
          <text:p text:style-name="P1">Successfully migrated DSE projects to the new data center.</text:p>
        </text:list-item>
        <text:list-item>
          <text:p text:style-name="P1">Provided interviewing, on-boarding, and mentoring for new team members.</text:p>
        </text:list-item>
        <text:list-item>
          <text:p text:style-name="P1">Successfully coordinated and communicated with other teams and team leaders on numerous projects.</text:p>
        </text:list-item>
        <text:list-item>
          <text:p text:style-name="P1">Successfully maintained an iterative Agile framework, including scrum, retrospectives, and prioritization of tasks.</text:p>
        </text:list-item>
      </text:list>
      <text:h text:style-name="Heading_20_3" text:outline-level="3"><text:bookmark-start text:name="senior-software-engineer-with-expertise-in-java-python-and-ml-feb-2019-present-full-time-employee"/>Senior Software Engineer with Expertise in Java, Python, and ML (Feb 2019 — present, full-time employee)<text:bookmark-end text:name="senior-software-engineer-with-expertise-in-java-python-and-ml-feb-2019-present-full-time-employee"/></text:h>
      <text:h text:style-name="Heading_20_3" text:outline-level="3"><text:bookmark-start text:name="senior-software-engineer-with-expertise-in-java-python-and-ml-feb-2017-2019-full-time-contractor"/>Senior Software Engineer with Expertise in Java, Python, and ML (Feb 2017 — 2019, full-time contractor)<text:bookmark-end text:name="senior-software-engineer-with-expertise-in-java-python-and-ml-feb-2017-2019-full-time-contractor"/></text:h>
      <text:p text:style-name="First_20_paragraph">Experienced software engineer with a proven track record of developing and deploying high-performance applications using Java, Python, ML, Linux, and web technologies. Expertise in building and scaling distributed systems, implementing machine learning models, and optimizing performance for large-scale data processing.</text:p>
      <text:list text:style-name="L2">
        <text:list-item>
          <text:p text:style-name="P2">Developed an asynchronous web crawler/fetcher for /ads.txt and /app-ads.txt web resources, providing and enhancing transparency and trust for the SSP and DSP partners of our Exchange platform (processing ~500K domains daily, Java, Spring, Netty).</text:p>
        </text:list-item>
        <text:list-item>
          <text:p text:style-name="P2">Developed a supply prediction system for RTB traffic, enabling clients to switch to a cheaper self-serving platform (processing 24M documents daily using Lucene, Spring Framework and ML/CatBoost).</text:p>
        </text:list-item>
        <text:list-item>
          <text:p text:style-name="P2">Implemented a scoring model to effectively throttle proxy processing of incoming supply, selecting only 20% of the most profitable RTB requests and blocking 80% of the least profitable supply. This resulted in a 50% reduction in the number of required servers.</text:p>
        </text:list-item>
        <text:list-item>
          <text:p text:style-name="P2">Designed and implemented a DMP platform using asynchronous Java, gRPC, Cassandra, and Redis. This platform provides the effective solutions for targeting and optimization algorithms, accessing 30 billion entities with a p99 latency of 5ms and a p50 latency of 1ms.</text:p>
        </text:list-item>
        <text:list-item>
          <text:p text:style-name="P2">Developed a standalone service for domain attribution, enabling efficient domain and application bundle targeting (achieving 100k/sec QPS using gRPC and REST).</text:p>
        </text:list-item>
        <text:list-item>
          <text:p text:style-name="P2">Developed a client-side balancing library using the JSQ algorithm and circuit-breakers, significantly reducing client-server communication latency from p95=6ms to p95=1ms.</text:p>
        </text:list-item>
        <text:list-item>
          <text:p text:style-name="P2">Containerized and deployed a cluster of DoubleVerify service instances, achieving 300k/sec QPS in peak. Implemented custom client-side balancing and a low-latency custom client-to-cluster connection HTTP/REST library, enabling faster and easier deployments with efficient access.</text:p>
        </text:list-item>
        <text:list-item>
          <text:p text:style-name="P2">Developed a dockerized test infrastructure for custom configuration of Redis and Cassandra, similar to TestContainers, which facilitated the execution of integration tests.</text:p>
        </text:list-item>
        <text:list-item>
          <text:p text:style-name="P2">Developed a hierarchy of docker images for ~20 projects written in Python, Java, and Jupyter, significantly reducing the time required to create new projects.</text:p>
        </text:list-item>
        <text:list-item>
          <text:p text:style-name="P2">Developed an audience builder for 15 audiences, enabling our client to target very specific audiences with focus either on volume or accuracy (using Luigi, Hive, and ETL).</text:p>
        </text:list-item>
        <text:list-item>
          <text:p text:style-name="P2">Successfully resolved 2-3 support issues daily as part of a periodical 3rd-line technical on-call support rotation.</text:p>
        </text:list-item>
        <text:list-item>
          <text:p text:style-name="P2">Implemented several dozen RTB changes in the application stack, including improvements, new features, deployments, fixes, and monitoring (using Java, Netty, and Linux).</text:p>
        </text:list-item>
        <text:list-item>
          <text:p text:style-name="P2">Developed an engine for internal reports with embedded alerting, enabling transparent and quick monitoring of important pipelines and services (using Python, Hive, Impala, and Jupyter). Created 6 internal engineering reports.</text:p>
        </text:list-item>
        <text:list-item>
          <text:p text:style-name="P2">Implemented 7 ETL pipelines in Python using Luigi, Docker, Hive, and Presto.</text:p>
        </text:list-item>
        <text:list-item>
          <text:p text:style-name="P2">Improved video-completion rate model by making it more accurate and stable (Python, Scikit-learn)</text:p>
        </text:list-item>
        <text:list-item>
          <text:p text:style-name="P2">Implemented and delivered to production the look-alike audience model (Python, Catboost, Luigi, K8S)</text:p>
        </text:list-item>
        <text:list-item>
          <text:p text:style-name="P2">Developed a model to predict the quality of NPI attribution, enabling clients to select the confidence level for HCP targeting.</text:p>
        </text:list-item>
        <text:list-item>
          <text:p text:style-name="P2">Developed a model to predict the quality of ICD10 attribution based on obfuscated and aggregated clean-room prescription data, enabling clients to select DTC audiences based on condition probability.</text:p>
        </text:list-item>
        <text:list-item>
          <text:p text:style-name="P2">Developed a secure facade to access and process obfuscated clean-room data, providing a secure and efficient interface to private data (Python, Flask, Gunicorn, Google Cloud API).</text:p>
        </text:list-item>
        <text:list-item>
          <text:p text:style-name="P2">Implemented and delivered the gender prediction model (Python, Sklearn)</text:p>
        </text:list-item>
      </text:list>
      <text:h text:style-name="Heading_20_2" text:outline-level="2"><text:bookmark-start text:name="deutsche-bank"/>Deutsche Bank<text:bookmark-end text:name="deutsche-bank"/></text:h>
      <text:p text:style-name="First_20_paragraph"><text:a xlink:type="simple" xlink:href="https://careers.db.com/explore-the-bank/careers-in-technology/" office:name=""><text:span text:style-name="Definition">Deutsche Bank Technology Center</text:span></text:a>, Moscow, RU</text:p>
      <text:h text:style-name="Heading_20_3" text:outline-level="3"><text:bookmark-start text:name="senior-software-java-engineer-avp-jun-2016-feb-2017"/>Senior Software Java Engineer, AVP (Jun 2016 — Feb 2017)<text:bookmark-end text:name="senior-software-java-engineer-avp-jun-2016-feb-2017"/></text:h>
      <text:p text:style-name="First_20_paragraph">Java · Linux · Spring Framework · Angular · Solace · KDB</text:p>
      <text:list text:style-name="L3">
        <text:list-item>
          <text:p text:style-name="P3">Implemented several new algorithms, code and concurrency improvements to the dbCAP project achieving the required performance of the solution (exchange events messaging on Solace System message broker, KDB+, java).</text:p>
        </text:list-item>
        <text:list-item>
          <text:p text:style-name="P3">Successfully implemented the test suite for the legacy projects allowing to extend the life-time and reliability of the legacy projects (process control, runtime log analyzers, TeamCity, environment settings).</text:p>
        </text:list-item>
        <text:list-item>
          <text:p text:style-name="P3">Improved the internal messaging framework based on Solace Systems message broker (achieved up to 160000 messages/sec stored reliably to the disk), introduced solutions for the performance metering.</text:p>
        </text:list-item>
        <text:list-item>
          <text:p text:style-name="P3">Designed and implemented the multithreaded and garbage-less algorithms and structures (Java) for message acknowledgement in complex environments to provide effective processing without long GC pauses.</text:p>
        </text:list-item>
        <text:list-item>
          <text:p text:style-name="P3">Implemented a modern front-end build toolchain for the legacy project, added the required UI features for the project (Angular 2, NPM, RxJs, TypeScript, TSLint, System.js, Rollup, jQuery, Bootstrap).</text:p>
        </text:list-item>
      </text:list>
      <text:h text:style-name="Heading_20_2" text:outline-level="2"><text:bookmark-start text:name="ok.ru"/>OK.ru<text:bookmark-end text:name="ok.ru"/></text:h>
      <text:p text:style-name="First_20_paragraph"><text:a xlink:type="simple" xlink:href="https://ok.ru" office:name=""><text:span text:style-name="Definition">OK.ru</text:span></text:a>, Moscow, RU, the one of the largest social networks (54 MAU)</text:p>
      <text:h text:style-name="Heading_20_3" text:outline-level="3"><text:bookmark-start text:name="senior-software-java-developer-oct-2012-may-2016"/>Senior Software Java Developer (Oct 2012 — May 2016)<text:bookmark-end text:name="senior-software-java-developer-oct-2012-may-2016"/></text:h>
      <text:p text:style-name="First_20_paragraph">Java · Linux · Lucene · Cassandra · Kafka · Spring Framework · jQuery · ML · LVS</text:p>
      <text:list text:style-name="L4">
        <text:list-item>
          <text:p text:style-name="P4">Implemented a multiple features in the searching infrastructure of the OK.ru service: backend services, data storages, relevancy customization, indexation, replication (Apache Lucene, Spring Framework, Web Services, SQL/noSQL, Linux)</text:p>
        </text:list-item>
        <text:list-item>
          <text:p text:style-name="P4">Fixed multiple legacy issues in L12N infrastructure for the OK.ru service including the resources editor, Java frameworks and workflow process, achieved resource propagation to ~2000 servers.</text:p>
        </text:list-item>
        <text:list-item>
          <text:p text:style-name="P4">Make significant contribution to the moderation and antispam services, architecture and implementation, implemented NSFW detector, spam detector (based on naive bayes detector), UGC filter cluster (near real-time voting-quorum service).</text:p>
        </text:list-item>
        <text:list-item>
          <text:p text:style-name="P4">Successfully designed, implemented and run the MVP for the startup project (Tinder-alike) in very short time (3 months), created the architecture of the service including SOA, custom search service, asynchronous binary client protocol, push service (GCM), photo uploading/processing/distribution service, statistics and analytics (apache netty, apache cassandra, kafka, queues, messaging, mobile apps, python, machine learning).</text:p>
        </text:list-item>
      </text:list>
      <text:h text:style-name="Heading_20_2" text:outline-level="2"><text:bookmark-start text:name="internet-lotto-ltd"/>Internet Lotto Ltd<text:bookmark-end text:name="internet-lotto-ltd"/></text:h>
      <text:p text:style-name="First_20_paragraph">The social network, Yoshkar-Ola, RU</text:p>
      <text:h text:style-name="Heading_20_3" text:outline-level="3"><text:bookmark-start text:name="team-lead-software-developer-sep-2008-jun-2010"/>Team lead, Software developer (Sep 2008 — Jun 2010)<text:bookmark-end text:name="team-lead-software-developer-sep-2008-jun-2010"/></text:h>
      <text:p text:style-name="First_20_paragraph">Java · J2EE · Linux · Nginx · Apache HTTPd · Apache Tomcat · Apache ActiveMQ · Terracotta · MySQL · Spring Core · Spring WS · Spring WebFlow · Spring Modules · Spring AOP · Sphinx · EhCache · Quartz · iBatis · Velocity · JSP&amp;JSTL · JMX · DWR · JUnit · EasyMock · Apache Lucene/Solr · Apache Ant · JScript · jQuery · jQuery UI · Amazon S3 · Jetty · ImageMagick · MEncoder</text:p>
      <text:list text:style-name="L5">
        <text:list-item>
          <text:p text:style-name="P5">Architecture and implementation of social network for poker players</text:p>
        </text:list-item>
        <text:list-item>
          <text:p text:style-name="P5">Coding</text:p>
        </text:list-item>
        <text:list-item>
          <text:p text:style-name="P5">Database design and administration (MySQL)</text:p>
        </text:list-item>
        <text:list-item>
          <text:p text:style-name="P5">Transparent integration with payment system moneta.ru</text:p>
        </text:list-item>
        <text:list-item>
          <text:p text:style-name="P5">Integration with poker rooms (statistics, promo links)</text:p>
        </text:list-item>
        <text:list-item>
          <text:p text:style-name="P5">Team management (2 members)</text:p>
        </text:list-item>
      </text:list>
      <text:h text:style-name="Heading_20_2" text:outline-level="2"><text:bookmark-start text:name="moneta.ru"/>Moneta.ru<text:bookmark-end text:name="moneta.ru"/></text:h>
      <text:p text:style-name="First_20_paragraph"><text:a xlink:type="simple" xlink:href="https://www.moneta.ru" office:name=""><text:span text:style-name="Definition">Moneta.ru</text:span></text:a>, Yoshkar-Ola, RU, the online financial service</text:p>
      <text:h text:style-name="Heading_20_3" text:outline-level="3"><text:bookmark-start text:name="software-developer-mar-2007-sep-2008"/>Software developer (Mar 2007 — Sep 2008)<text:bookmark-end text:name="software-developer-mar-2007-sep-2008"/></text:h>
      <text:p text:style-name="First_20_paragraph">Payment/billing system «moneta.ru»</text:p>
      <text:p text:style-name="Text_20_body">Java · J2EE · ORACLE &amp; PL/SQL · Spring Core · Spring WebFlow · XSLT</text:p>
      <text:list text:style-name="L6">
        <text:list-item>
          <text:p text:style-name="P6">Database schema design and implementation</text:p>
        </text:list-item>
        <text:list-item>
          <text:p text:style-name="P6">Stored procedures implementation and meta-data management</text:p>
        </text:list-item>
        <text:list-item>
          <text:p text:style-name="P6">DAO layer implementation</text:p>
        </text:list-item>
        <text:list-item>
          <text:p text:style-name="P6">Unit and integration test suites</text:p>
        </text:list-item>
      </text:list>
      <text:h text:style-name="Heading_20_2" text:outline-level="2"><text:bookmark-start text:name="chromatec-scb-llc"/>Chromatec SCB LLC<text:bookmark-end text:name="chromatec-scb-llc"/></text:h>
      <text:p text:style-name="First_20_paragraph"><text:a xlink:type="simple" xlink:href="https://chromatec.ru/" office:name=""><text:span text:style-name="Definition">Chromatec.ru</text:span></text:a>, Yoshkar-Ola, RU, the gas chromatography equipment and software manufacturer</text:p>
      <text:h text:style-name="Heading_20_3" text:outline-level="3"><text:bookmark-start text:name="team-lead-software-developer-electronics-engineer-1996-2007"/>Team lead, Software Developer, Electronics Engineer (1996 — 2007)<text:bookmark-end text:name="team-lead-software-developer-electronics-engineer-1996-2007"/></text:h>
      <text:p text:style-name="First_20_paragraph">Delphi · Borland C/C++ · MS C/C++ · XML/XSLT · Firebird SQL Server · MS Access · MS Visual Basic · Win32 API · CVS · ASM · i8051</text:p>
      <text:list text:style-name="L7">
        <text:list-item>
          <text:p text:style-name="P7">Desktop software for chemical industry working with hardware devices</text:p>
        </text:list-item>
        <text:list-item>
          <text:p text:style-name="P7">Digital electronic systems on i8051 architecture (schemes, printboards, software)</text:p>
        </text:list-item>
        <text:list-item>
          <text:p text:style-name="P7">Real-time embedded i8051-software with C and Assembler.</text:p>
        </text:list-item>
      </text:list>
      <text:h text:style-name="Heading_20_1" text:outline-level="1"><text:bookmark-start text:name="open-source-projects"/>Open Source projects<text:bookmark-end text:name="open-source-projects"/></text:h>
      <text:h text:style-name="Heading_20_2" text:outline-level="2"><text:bookmark-start text:name="net-crusher-2016"/>net-crusher (2016)<text:bookmark-end text:name="net-crusher-2016"/></text:h>
      <text:p text:style-name="First_20_paragraph">TCP/UDP proxy library for automated and manual connectivity testing (used by RabbitMQ, Aerospike, Terracotta), more: <text:a xlink:type="simple" xlink:href="https://netcrusherorg.github.io/netcrusher-java/" office:name=""><text:span text:style-name="Definition">project</text:span></text:a>, <text:a xlink:type="simple" xlink:href="https://github.com/NetCrusherOrg/netcrusher-java" office:name=""><text:span text:style-name="Definition">sources</text:span></text:a>, <text:a xlink:type="simple" xlink:href="https://mvnrepository.com/artifact/com.github.netcrusherorg/netcrusher-core/usages" office:name=""><text:span text:style-name="Definition">usages</text:span></text:a></text:p>
      <text:h text:style-name="Heading_20_2" text:outline-level="2"><text:bookmark-start text:name="protobuf-2016"/>protobuf (2016)<text:bookmark-end text:name="protobuf-2016"/></text:h>
      <text:p text:style-name="First_20_paragraph">Performance fix for the protobuf java compiler: <text:a xlink:type="simple" xlink:href="https://github.com/protocolbuffers/protobuf/pull/2121" office:name=""><text:span text:style-name="Definition">pull request</text:span></text:a></text:p>
      <text:h text:style-name="Heading_20_1" text:outline-level="1"><text:bookmark-start text:name="education"/>Education<text:bookmark-end text:name="education"/></text:h>
      <text:h text:style-name="Heading_20_2" text:outline-level="2"><text:bookmark-start text:name="mari-state-technical-university-1994-1999"/>Mari State Technical University (1994 — 1999)<text:bookmark-end text:name="mari-state-technical-university-1994-1999"/></text:h>
      <text:p text:style-name="First_20_paragraph">Yoshkar-Ola, Russia, “Computing machines, complexes, systems, and networks”, Engineer (with honors, equivalent to a master’s degree)</text:p>
      <text:h text:style-name="Heading_20_2" text:outline-level="2"><text:bookmark-start text:name="mari-state-university-2002-2003"/>Mari State University (2002 — 2003)<text:bookmark-end text:name="mari-state-university-2002-2003"/></text:h>
      <text:p text:style-name="First_20_paragraph">Yoshkar-Ola, Russia, «Anti-Crisis Management», Anti-Crisis Manager</text:p>
      <text:h text:style-name="Heading_20_2" text:outline-level="2"><text:bookmark-start text:name="additional"/>Additional<text:bookmark-end text:name="additional"/></text:h>
      <text:list text:style-name="L8">
        <text:list-item>
          <text:p text:style-name="P8">2024, Generative AI for Everyone, <text:a xlink:type="simple" xlink:href="https://coursera.org/share/74724d743c380af897ad163fd16f89db" office:name=""><text:span text:style-name="Definition">Coursera</text:span></text:a></text:p>
        </text:list-item>
        <text:list-item>
          <text:p text:style-name="P8">2024, Generative AI with Large Language Models, <text:a xlink:type="simple" xlink:href="https://coursera.org/share/5dca9e0666132a0ff98b14f1acdeb32a" office:name=""><text:span text:style-name="Definition">Coursera</text:span></text:a></text:p>
        </text:list-item>
        <text:list-item>
          <text:p text:style-name="P8">2020, Become a Manager, <text:a xlink:type="simple" xlink:href="https://www.linkedin.com/learning/certificates/d26b46e09f65655bda807fc6ce379d231df2076aba8e1ce9d68a025a6e3711e1?trk=backfilled_certificate" office:name=""><text:span text:style-name="Definition">LinkedIn</text:span></text:a></text:p>
        </text:list-item>
        <text:list-item>
          <text:p text:style-name="P8">2016, Codility Golden Award (Vanadium 2016), <text:a xlink:type="simple" xlink:href="https://codility.com/cert/view/certWVTNF2-7593GUVGAGTT8AUV/" office:name=""><text:span text:style-name="Definition">Codility</text:span></text:a></text:p>
        </text:list-item>
        <text:list-item>
          <text:p text:style-name="P8">2016, Algorithms: Design and Analysis, Part 2, <text:a xlink:type="simple" xlink:href="https://coursera.org/share/e85aae969dc398475e574461cbac1cd4" office:name=""><text:span text:style-name="Definition">Coursera</text:span></text:a></text:p>
        </text:list-item>
        <text:list-item>
          <text:p text:style-name="P8">2016, Algorithms: Design and Analysis, Part 1, <text:a xlink:type="simple" xlink:href="https://coursera.org/share/518037fb71bdc9259b515db2f6c8d8a8" office:name=""><text:span text:style-name="Definition">Coursera</text:span></text:a></text:p>
        </text:list-item>
        <text:list-item>
          <text:p text:style-name="P8">2016, Economics for non-economists, <text:a xlink:type="simple" xlink:href="https://www.coursera.org/account/accomplishments/verify/M3M4APSPYAGQ" office:name=""><text:span text:style-name="Definition">Coursera</text:span></text:a></text:p>
        </text:list-item>
        <text:list-item>
          <text:p text:style-name="P8">2016, Game Theory, <text:a xlink:type="simple" xlink:href="https://www.coursera.org/account/accomplishments/verify/LSS824H8VYMT" office:name=""><text:span text:style-name="Definition">Coursera</text:span></text:a></text:p>
        </text:list-item>
        <text:list-item>
          <text:p text:style-name="P8">2016, Machine Learning, <text:a xlink:type="simple" xlink:href="https://www.coursera.org/account/accomplishments/verify/W3H4WHCLNQNA" office:name=""><text:span text:style-name="Definition">Coursera</text:span></text:a></text:p>
        </text:list-item>
        <text:list-item>
          <text:p text:style-name="P8">2016, An introduction to machine learning, <text:a xlink:type="simple" xlink:href="https://www.coursera.org/account/accomplishments/verify/FB5GRZN38NVJ" office:name=""><text:span text:style-name="Definition">Coursera</text:span></text:a></text:p>
        </text:list-item>
      </text:list>
      <text:h text:style-name="Heading_20_1" text:outline-level="1"><text:bookmark-start text:name="resume"/>Resume<text:bookmark-end text:name="resume"/></text:h>
      <text:p text:style-name="First_20_paragraph">The latest and the most detailed resume can be downloaded in different document formats at <text:a xlink:type="simple" xlink:href="https://mazurk.in/#resume" office:name=""><text:span text:style-name="Definition">https://mazurk.in</text:span>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dc:language>en</dc:language>
    <meta:initial-creator/>
    <dc:creator/>
    <meta:creation-date>2025-03-08T15:09:56Z</meta:creation-date>
    <dc:date>2025-03-08T15:09:56Z</dc:date>
    <meta:user-defined meta:name="pagetitle" meta:value-type="string">Nick Mazurkin – cv</meta:user-defined>
  </office:meta>
</office:document-meta>
</file>